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WW8Num1">
      <style:paragraph-properties fo:text-align="justify" style:justify-single-word="false"/>
    </style:style>
    <style:style style:name="P3" style:family="paragraph" style:parent-style-name="Standard">
      <style:text-properties fo:language="it" fo:country="IT" style:language-asian="it" style:country-asian="IT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solid" draw:fill-color="#ffff99"/>
      <style:paragraph-properties style:writing-mode="lr-tb"/>
    </style:style>
    <style:style style:name="P9" style:family="paragraph">
      <loext:graphic-properties draw:fill="solid" draw:fill-color="#ffffff"/>
      <style:paragraph-properties style:writing-mode="lr-tb"/>
    </style:style>
    <style:style style:name="T1" style:family="text">
      <style:text-properties text:display="none"/>
    </style:style>
    <style:style style:name="T2" style:family="text">
      <style:text-properties officeooo:rsid="0016342d"/>
    </style:style>
    <style:style style:name="T3" style:family="text">
      <style:text-properties officeooo:rsid="0016688c"/>
    </style:style>
    <style:style style:name="T4" style:family="text"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3" style:family="graphic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top" draw:auto-grow-height="false" draw:auto-grow-width="false" fo:min-height="0.891cm" fo:min-width="2.542cm" fo:padding-top="0.127cm" fo:padding-bottom="0.127cm" fo:padding-left="0.254cm" fo:padding-right="0.254cm" fo:wrap-option="wrap" draw:shadow-color="#808080" style:run-through="foreground"/>
    </style:style>
    <style:style style:name="gr4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  <style:style style:name="gr5" style:family="graphic">
      <style:graphic-properties draw:stroke="solid" svg:stroke-width="0.026cm" svg:stroke-color="#000000" draw:marker-end="msArrowEnd_20_5" draw:marker-end-width="0.212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style:run-through="foreground"/>
    </style:style>
    <style:style style:name="gr6" style:family="graphic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top" draw:auto-grow-height="false" draw:auto-grow-width="false" fo:min-height="0.891cm" fo:min-width="2.859cm" fo:padding-top="0.127cm" fo:padding-bottom="0.127cm" fo:padding-left="0.254cm" fo:padding-right="0.254cm" fo:wrap-option="wrap" draw:shadow-color="#808080" style:run-through="foreground"/>
    </style:style>
    <style:style style:name="gr7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enotazioni Auto di Servizio</text:p>
      <text:p text:style-name="Standard"/>
      <text:p text:style-name="Standard">Cos’è ?</text:p>
      <text:p text:style-name="P1">E’ un applicazione web che consente di gestire una o più flotte di automezzi. Gli automezzi possono essere prenotati dagli utenti abilitati. La gestione degli utenti avviene tramite un sistema di registrazione e di conseguente abilitazione da parte degli amministratori. Ci sono diversi profili utenti (utente, operatore, segreteria, servizio e amministratore), ogni uno con specifiche differenti. Si possono creare molte flotte di automezzi alle quali si possono abilitare uno o più utenti. Vengono gestiti più punti di prelievo (aree di parcheggio). Sono gestite delle regole/limitazioni per scoraggiare/vietare l’uso indiscriminato degli automezzi.</text:p>
      <text:p text:style-name="P3"><draw:g text:anchor-type="char" draw:z-index="1" draw:style-name="gr7"><draw:rect draw:style-name="gr8" draw:text-style-name="P6" svg:width="2.857cm" svg:height="0.952cm" svg:x="0cm" svg:y="0.004cm"><text:p/></draw:rect></draw:g></text:p>
      <text:p text:style-name="P1">A chi può essere utile ?</text:p>
      <text:p text:style-name="P1">A chi vuole condividere i propri automezzi con altri.</text:p>
      <text:p text:style-name="P1">Quanto costa ?</text:p>
      <text:p text:style-name="P1">La Provincia Autonoma di Trento ha sviluppato l’applicativo al proprio interno e intende mettere la risorsa a disposizione di altre amministrazioni pubbliche e private al fine del riuso e <text:span text:style-name="T2">per condividere le cosidette “</text:span>best practices”.</text:p>
      <text:p text:style-name="P1">Quale infrastruttura è necessaria ?</text:p>
      <text:p text:style-name="P1">Per il funzionamento è necessaria una infrastruttura di rete dotata di un server web e un server database. <text:span text:style-name="T3">Attualmente viene usato un database open source “firebird 2.5”; </text:span></text:p>
      <text:p text:style-name="P4">Qual è la logica di funzionamento ?</text:p>
      <text:p text:style-name="P1">Il tutto gira intorno al concetto di flotta. Si possono creare più flotte. Ad ogni flotta è associato un certo numero di automezzi oltre che ad un certo numero di utenti abilitati.</text:p>
      <text:p text:style-name="P3"><draw:g text:anchor-type="as-char" svg:y="0cm" draw:z-index="0" draw:style-name="gr1"><draw:rect draw:style-name="gr2" draw:text-style-name="P6" svg:width="17.779cm" svg:height="10.477cm" svg:x="0cm" svg:y="0cm"><text:p/></draw:rect><draw:custom-shape draw:style-name="gr3" draw:text-style-name="P8" svg:width="3.174cm" svg:height="1.269cm" svg:x="6.985cm" svg:y="0.633cm"><text:p text:style-name="P7"><text:span text:style-name="T4">Flotta addetti manutenzion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9" svg:width="5.712cm" svg:height="8.254cm" svg:x="0cm" svg:y="0.949cm"><draw:text-box><text:p text:style-name="P7"><text:span text:style-name="T5">Fiat Panda Wan BX221FF</text:span></text:p><text:p text:style-name="P7"><text:span text:style-name="T5">Suzuky S Cross FM110BX</text:span></text:p><text:p text:style-name="P7"><text:span text:style-name="T5">Dacia Dokker FM112XB</text:span></text:p><text:p text:style-name="P7"><text:span text:style-name="T5">Dacia Dokker FM111XB</text:span></text:p><text:p text:style-name="P7"><text:span text:style-name="T5"/></text:p><text:p text:style-name="P7"><text:span text:style-name="T5"/></text:p><text:p text:style-name="P7"><text:span text:style-name="T5"/></text:p><text:p text:style-name="P7"><text:span text:style-name="T5"/></text:p><text:p text:style-name="P7"><text:span text:style-name="T4">Passat GTE FM222VB</text:span></text:p><text:p text:style-name="P7"><text:span text:style-name="T4">Panda bifuel FM333FD</text:span></text:p><text:p text:style-name="P7"><text:span text:style-name="T4">Panda bifuel FM444SS</text:span></text:p><text:p text:style-name="P7"><text:span text:style-name="T4"/></text:p><text:p text:style-name="P7"><text:span text:style-name="T4"/></text:p><text:p text:style-name="P7"><text:span text:style-name="T5">IVECO Stralis FM019JH</text:span></text:p><text:p text:style-name="P7"><text:span text:style-name="T5">MAN TGX DK898RT</text:span></text:p><text:p text:style-name="P7"><text:span text:style-name="T5">DAF XF BC661LK</text:span></text:p><text:p text:style-name="P7"><text:span text:style-name="T5"/></text:p><text:p text:style-name="P7"><text:span text:style-name="T5"/></text:p></draw:text-box></draw:frame><draw:connector draw:style-name="gr5" draw:text-style-name="P6" draw:type="curve" svg:x1="12.063cm" svg:y1="1.9cm" svg:x2="10.155cm" svg:y2="1.265cm" svg:d="M12063 1900c-476 0-952-159-952-318s-478-317-956-317" svg:viewBox="0 0 1910 637"><text:p/></draw:connector><draw:connector draw:style-name="gr5" draw:text-style-name="P6" draw:type="curve" svg:x1="12.06cm" svg:y1="2.697cm" svg:x2="10.155cm" svg:y2="1.268cm" svg:d="M12060 2697c-475 0-951-356-951-714s-476-715-954-715" svg:viewBox="0 0 1907 1431"><text:p/></draw:connector><draw:frame draw:style-name="gr4" draw:text-style-name="P9" svg:width="5.081cm" svg:height="9.207cm" svg:x="12.381cm" svg:y="0.949cm"><draw:text-box><text:p text:style-name="P7"><text:span text:style-name="T4">Rossi Walter</text:span></text:p><text:p text:style-name="P7"><text:span text:style-name="T4">Verdi Gianluca</text:span></text:p><text:p text:style-name="P7"><text:span text:style-name="T4">Prosser Claudio </text:span></text:p><text:p text:style-name="P7"><text:span text:style-name="T4">Bianchi Carla</text:span></text:p><text:p text:style-name="P7"><text:span text:style-name="T4"/></text:p><text:p text:style-name="P7"><text:span text:style-name="T4">Rosa Giacomo</text:span></text:p><text:p text:style-name="P7"><text:span text:style-name="T4">Piccoli Ugo</text:span></text:p><text:p text:style-name="P7"><text:span text:style-name="T4"/></text:p><text:p text:style-name="P7"><text:span text:style-name="T4"/></text:p><text:p text:style-name="P7"><text:span text:style-name="T4">Filz Armando</text:span></text:p><text:p text:style-name="P7"><text:span text:style-name="T4"/></text:p><text:p text:style-name="P7"><text:span text:style-name="T4">Grandi Franco</text:span></text:p><text:p text:style-name="P7"><text:span text:style-name="T4">Oss Ivo</text:span></text:p><text:p text:style-name="P7"><text:span text:style-name="T4"/></text:p><text:p text:style-name="P7"><text:span text:style-name="T4"/></text:p><text:p text:style-name="P7"><text:span text:style-name="T4"/></text:p><text:p text:style-name="P7"><text:span text:style-name="T4"/></text:p><text:p text:style-name="P7"><text:span text:style-name="T4">Dallarosa Paola</text:span></text:p><text:p text:style-name="P7"><text:span text:style-name="T4"/></text:p><text:p text:style-name="P7"><text:span text:style-name="T4"/></text:p></draw:text-box></draw:frame><draw:connector draw:style-name="gr5" draw:text-style-name="P6" draw:type="curve" svg:x1="6.031cm" svg:y1="1.266cm" svg:x2="6.985cm" svg:y2="1.27cm" svg:d="M6031 1266c238 0 476 0 476 2 0 0 238 2 478 2" svg:viewBox="0 0 956 5"><text:p/></draw:connector><draw:connector draw:style-name="gr5" draw:text-style-name="P6" draw:type="curve" svg:x1="6.031cm" svg:y1="2.217cm" svg:x2="6.985cm" svg:y2="1.265cm" svg:d="M6031 2217c0-476 476-952 954-952" svg:viewBox="0 0 956 954"><text:p/></draw:connector><draw:custom-shape draw:style-name="gr6" draw:text-style-name="P8" svg:width="3.492cm" svg:height="1.269cm" svg:x="6.985cm" svg:y="4.761cm"><text:p text:style-name="P7"><text:span text:style-name="T4">Flotta vetture amministrazion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8" svg:width="3.174cm" svg:height="1.269cm" svg:x="6.985cm" svg:y="7.936cm"><text:p text:style-name="P7"><text:span text:style-name="T4">Flotta mezzi di servizi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5" draw:text-style-name="P6" draw:type="curve" svg:x1="6.031cm" svg:y1="5.71cm" svg:x2="6.985cm" svg:y2="5.392cm" svg:d="M6031 5710c238 0 476-80 476-159s238-159 478-159" svg:viewBox="0 0 956 319"><text:p/></draw:connector><draw:connector draw:style-name="gr5" draw:text-style-name="P6" draw:type="curve" svg:x1="6.031cm" svg:y1="6.027cm" svg:x2="6.985cm" svg:y2="5.392cm" svg:d="M6031 6027c238 0 476-159 476-317 0-159 238-318 478-318" svg:viewBox="0 0 956 637"><text:p/></draw:connector><draw:connector draw:style-name="gr5" draw:text-style-name="P6" draw:type="curve" svg:x1="6.031cm" svg:y1="8.251cm" svg:x2="6.985cm" svg:y2="8.569cm" svg:d="M6031 8251c238 0 476 80 476 159 0 80 238 159 478 159" svg:viewBox="0 0 956 319"><text:p/></draw:connector><draw:connector draw:style-name="gr5" draw:text-style-name="P6" draw:type="curve" svg:x1="6.031cm" svg:y1="8.567cm" svg:x2="6.985cm" svg:y2="8.571cm" svg:d="M6031 8567l954 4" svg:viewBox="0 0 956 5"><text:p/></draw:connector><draw:connector draw:style-name="gr5" draw:text-style-name="P6" draw:type="curve" svg:x1="12.377cm" svg:y1="5.554cm" svg:x2="10.472cm" svg:y2="5.396cm" svg:d="M12377 5554c-474 0-951-38-951-79 0-40-476-79-954-79" svg:viewBox="0 0 1907 161"><text:p/></draw:connector><draw:connector draw:style-name="gr5" draw:text-style-name="P6" draw:type="curve" svg:x1="12.377cm" svg:y1="4.438cm" svg:x2="10.472cm" svg:y2="5.39cm" svg:d="M12377 4438c-474 0-951 238-951 476s-476 476-954 476" svg:viewBox="0 0 1907 954"><text:p/></draw:connector><draw:connector draw:style-name="gr5" draw:text-style-name="P6" draw:type="curve" svg:x1="12.063cm" svg:y1="7.295cm" svg:x2="10.155cm" svg:y2="8.565cm" svg:d="M12063 7295c-476 0-952 318-952 635 0 318-478 635-956 635" svg:viewBox="0 0 1910 1272"><text:p/></draw:connector><draw:connector draw:style-name="gr5" draw:text-style-name="P6" draw:type="curve" svg:x1="12.06cm" svg:y1="9.837cm" svg:x2="10.155cm" svg:y2="8.567cm" svg:d="M12060 9837c-475 0-951-317-951-635 0-317-476-635-954-635" svg:viewBox="0 0 1907 1272"><text:p/></draw:connector><draw:connector draw:style-name="gr5" draw:text-style-name="P6" draw:type="curve" svg:x1="12.063cm" svg:y1="6.662cm" svg:x2="10.474cm" svg:y2="5.392cm" svg:d="M12063 6662c-397 0-794-317-794-635 0-317-396-635-795-635" svg:viewBox="0 0 1591 1272"><text:p/></draw:connector><draw:connector draw:style-name="gr5" draw:text-style-name="P6" draw:type="curve" svg:x1="12.063cm" svg:y1="2.854cm" svg:x2="10.474cm" svg:y2="5.394cm" svg:d="M12063 2854c0 1270-794 2540-1589 2540" svg:viewBox="0 0 1591 2542"><text:p/></draw:connector></draw:g></text:p>
      <text:p text:style-name="P1">Ogni veicolo è associato ad una o più flotte. Anche ogni utente viene associato a una o più flotte.</text:p>
      <text:p text:style-name="P1">Nello schema sopra, gli automezzi indicati nell’elenco nel riquadro di sinistra Fiat Panda BX221FF e Dacia Dokker FM112XB sono associati alla flotta “Flotta addetti manutenzione” e quindi vengo visti solo dagli utenti associati alla flotta…(Verdi Gianluca e Bianchi Carla). </text:p>
      <text:p text:style-name="P1">Gli automezzi possono essere posteggiati in più punti ?</text:p>
      <text:p text:style-name="P1">Si. Ogni automezzo è associato alla propria area di posteggio. Non è previsto lo scambio, se non dopo accordo con gli amministratori.</text:p>
      <text:p text:style-name="P1"><text:soft-page-break/></text:p>
      <text:p text:style-name="P1">L’amministratore può aggiungere vincoli alle possibilità di prenotazione ?</text:p>
      <text:p text:style-name="P1">Si. Il sistema può essere configurato per inibire la prenotazione degli automezzi in base ad alcuni vincoli:</text:p>
      <text:list xml:id="list3850249627828922357" text:style-name="WW8Num1">
        <text:list-item>
          <text:p text:style-name="P2">non si possono inserire prenotazioni oltre 30 giorni dalla data odierna. In un ambiente dove c’è carenza di automezzi, viene disincentivata la prenotazione “casuale” preventiva;</text:p>
        </text:list-item>
        <text:list-item>
          <text:p text:style-name="P2">non si possono inserire prenotazioni per più di un numero di giorni indicato. <text:s/>In un ambiente dove c’è carenza di automezzi, viene disincentivata la prenotazione per lunghi periodi;</text:p>
        </text:list-item>
        <text:list-item>
          <text:p text:style-name="P2">non si possono inserire più di un numero indicato di prenotazioni, in particolare il vincolo è settabile per ogni singola flotta;</text:p>
        </text:list-item>
      </text:list>
      <text:p text:style-name="P1"/>
      <text:p text:style-name="P1">Si possono applicare regole alla disponibilità degli automezzi ?</text:p>
      <text:p text:style-name="P1">Si, e precisamente si possono inibire 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<text:span text:style-name="T1"><text:page-number style:num-format="1" text:select-page="current">0</text:page-number></text:span>i veicoli che non sono in grado di percorrere la distanza preventivata, o prevedono l’utilizzo con percorsi fuori provincia. La cosa è stata pensata ad esempio per i mezzi totalmente elettrici. Possibilità di inibire gli automezzi considerati inidonei a percorrere tragitti che prevedono percorsi particolarmente lunghi o con differenza assoluta di altitudine superiore ad un tot di metri (esclusione dei mezzi con trazione 4x4 per percorsi che prevedono percorrenze maggiori di tot km o esclusione dei mezzi non dotati di trazione 4x4 per dislivelli superiori a tot. metri);</text:p>
      <text:p text:style-name="P1"/>
      <text:p text:style-name="P1"/>
      <text:p text:style-name="P1"/>
      <text:p text:style-name="Standard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enotazioni Auto di Servizio</dc:title>
    <meta:initial-creator>pr41478</meta:initial-creator>
    <meta:creation-date>2018-10-26T09:56:00</meta:creation-date>
    <dc:date>2018-12-03T13:10:01.265000000</dc:date>
    <meta:editing-cycles>8</meta:editing-cycles>
    <meta:editing-duration>PT3H8M56S</meta:editing-duration>
    <meta:generator>LibreOffice/5.1.5.2$Windows_X86_64 LibreOffice_project/7a864d8825610a8c07cfc3bc01dd4fce6a9447e5</meta:generator>
    <meta:document-statistic meta:table-count="0" meta:image-count="0" meta:object-count="0" meta:page-count="2" meta:paragraph-count="24" meta:word-count="516" meta:character-count="3345" meta:non-whitespace-character-count="2849"/>
  </office:meta>
</office:document-meta>
</file>